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8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9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10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1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2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13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Carlito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Carlito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11" style:family="paragraph" style:parent-style-name="Standard">
      <style:text-properties style:font-name="Carlito"/>
    </style:style>
    <style:style style:name="P12" style:family="paragraph" style:parent-style-name="Standard" style:list-style-name="L10">
      <style:text-properties style:text-underline-style="none"/>
    </style:style>
    <style:style style:name="T1" style:family="text">
      <style:text-properties style:font-name="Carlito"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SES DE COTIZACIÓN</text:p>
      <text:p text:style-name="P11"/>
      <text:p text:style-name="P11">BCCC → <text:s/>retribución mensual + prorrata pagas extra</text:p>
      <text:p text:style-name="P11"><text:tab/> <text:s text:c="6"/>(1200+300) +90 <text:s text:c="5"/>+ <text:s text:c="7"/>(1200*2)/12 <text:s text:c="11"/>= <text:s text:c="10"/>1790€</text:p>
      <text:p text:style-name="P11"/>
      <text:p text:style-name="P11">BCCP → <text:s/>BCCC + horas extra</text:p>
      <text:p text:style-name="P11"><text:tab/> <text:s text:c="2"/>1790 <text:s/>+ <text:s/>0 <text:s/>= <text:s/>1790€</text:p>
      <text:p text:style-name="P11"/>
      <text:p text:style-name="P11">BCHE → horas extra normales</text:p>
      <text:p text:style-name="P11"><text:tab/> <text:s text:c="2"/>0€</text:p>
      <text:p text:style-name="P11"/>
      <text:p text:style-name="P11">BIRPF → <text:s/>retribución mensual + horas extra</text:p>
      <text:p text:style-name="P11"><text:tab/><text:tab/> <text:s text:c="5"/>1390 <text:s text:c="12"/>+ <text:s text:c="10"/>0 <text:s text:c="13"/>= 1390€</text:p>
      <text:p text:style-name="P11"/>
      <text:p text:style-name="P11"/>
      <text:p text:style-name="P10">NOMINA</text:p>
      <text:p text:style-name="P9"/>
      <text:p text:style-name="P1">1.Devengos</text:p>
      <text:p text:style-name="P1"/>
      <text:list xml:id="list758268874" text:style-name="L1">
        <text:list-item>
          <text:p text:style-name="P2">Percepciones salariales:</text:p>
          <text:list>
            <text:list-item>
              <text:p text:style-name="P2">Salario base………………………………………………………………………………</text:p>
            </text:list-item>
            <text:list-item>
              <text:p text:style-name="P2">Complementos</text:p>
              <text:list>
                <text:list-item>
                  <text:list>
                    <text:list-item>
                      <text:p text:style-name="P2">Convenio……………………………………………………………………….</text:p>
                    </text:list-item>
                    <text:list-item>
                      <text:p text:style-name="P2">Antigüedad……………………………………………………………………</text:p>
                    </text:list-item>
                    <text:list-item>
                      <text:p text:style-name="P2">Asistencia……………………………………………………………………..</text:p>
                      <text:p text:style-name="P2">Otros…………………………………………………………………………….</text:p>
                    </text:list-item>
                  </text:list>
                </text:list-item>
              </text:list>
            </text:list-item>
            <text:list-item>
              <text:p text:style-name="P2">Horas extra……………………………………………………………………………….</text:p>
            </text:list-item>
          </text:list>
        </text:list-item>
        <text:list-item>
          <text:p text:style-name="P2">Percepciones no salariales</text:p>
          <text:list>
            <text:list-item>
              <text:p text:style-name="P2">Indemnizaciones o suplidos-transporte…………………………………….</text:p>
            </text:list-item>
          </text:list>
        </text:list-item>
      </text:list>
      <text:p text:style-name="P1"><text:s text:c="179"/></text:p>
      <text:p text:style-name="P9"/>
      <text:p text:style-name="P9"/>
      <text:p text:style-name="P9"/>
      <text:p text:style-name="P1">2.Deducciones</text:p>
      <text:p text:style-name="P1"/>
      <text:list xml:id="list2102083102" text:style-name="L8">
        <text:list-item>
          <text:p text:style-name="P3">Aportación a la seguridad social:</text:p>
          <text:list>
            <text:list-item>
              <text:p text:style-name="P3">Contingencias comunes……………………………………………………………</text:p>
            </text:list-item>
            <text:list-item>
              <text:p text:style-name="P3">Desempleo……………………………………………………………………………….</text:p>
            </text:list-item>
            <text:list-item>
              <text:p text:style-name="P3">F.P…………………………………………………….………………………………………</text:p>
            </text:list-item>
            <text:list-item>
              <text:p text:style-name="P3">Horas extra</text:p>
              <text:list>
                <text:list-item>
                  <text:list>
                    <text:list-item>
                      <text:p text:style-name="P3">Fuerza mayor……………………….……………………………………….</text:p>
                    </text:list-item>
                    <text:list-item>
                      <text:p text:style-name="P3">Normales………………………………………………………………………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 text:c="187"/></text:p>
      <text:p text:style-name="P9"/>
      <text:p text:style-name="P9"/>
      <text:list xml:id="list4215374749" text:style-name="L9">
        <text:list-item>
          <text:p text:style-name="P4">IRPF………………………………………………………………………………………………..</text:p>
        </text:list-item>
      </text:list>
      <text:p text:style-name="P1"><text:s text:c="178"/></text:p>
      <text:p text:style-name="P9"/>
      <text:p text:style-name="P9"/>
      <text:p text:style-name="P9"><text:soft-page-break/></text:p>
      <text:p text:style-name="P9"/>
      <text:p text:style-name="P9">Liquido a percibir → BIRPF – IRPF – aportaciones a la SS:</text:p>
      <text:p text:style-name="P9"/>
      <text:p text:style-name="P9"/>
      <text:p text:style-name="P9"/>
      <text:p text:style-name="P1">3.Determinación de bases y aportaciones de la empresa</text:p>
      <text:p text:style-name="P9"/>
      <text:list xml:id="list1022101525" text:style-name="L10">
        <text:list-item>
          <text:p text:style-name="P5">1. BCCC</text:p>
          <text:list>
            <text:list-item>
              <text:p text:style-name="P12"><text:span text:style-name="T1">Remuneración mensual………………………………………………………….</text:span></text:p>
            </text:list-item>
            <text:list-item>
              <text:p text:style-name="P5">Prorrata pagas extra……………………………………………………………….</text:p>
            </text:list-item>
          </text:list>
        </text:list-item>
      </text:list>
      <text:p text:style-name="P1"><text:s text:c="191"/></text:p>
      <text:p text:style-name="P9"/>
      <text:p text:style-name="P9"/>
      <text:list xml:id="list2498146526" text:style-name="L11">
        <text:list-item>
          <text:p text:style-name="P6">2.BCCP</text:p>
          <text:list>
            <text:list-item>
              <text:p text:style-name="P6">AT y EP…………………………………………………………………………………..</text:p>
            </text:list-item>
            <text:list-item>
              <text:p text:style-name="P6">Desempleo…………………………………………………………………………….</text:p>
            </text:list-item>
            <text:list-item>
              <text:p text:style-name="P6">F.P………………………………………………………………………………………….</text:p>
            </text:list-item>
            <text:list-item>
              <text:p text:style-name="P6">FOGASA………………………………………………………………………………...</text:p>
            </text:list-item>
          </text:list>
        </text:list-item>
      </text:list>
      <text:p text:style-name="P1"><text:s text:c="188"/></text:p>
      <text:p text:style-name="P9"/>
      <text:p text:style-name="P9"/>
      <text:list xml:id="list1964272387" text:style-name="L12">
        <text:list-item>
          <text:p text:style-name="P7">3.BCHE normales…………………………………………………………………………..</text:p>
        </text:list-item>
      </text:list>
      <text:p text:style-name="P1"><text:s text:c="199"/></text:p>
      <text:p text:style-name="P9"/>
      <text:p text:style-name="P9"/>
      <text:list xml:id="list2719518012" text:style-name="L13">
        <text:list-item>
          <text:p text:style-name="P8">4.BCHE fuerza mayor…………………………………………………………………….</text:p>
        </text:list-item>
      </text:list>
      <text:p text:style-name="P1"><text:s text:c="177"/></text:p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20:46:28.757954650</meta:creation-date>
    <dc:date>2019-11-27T20:50:49.738936340</dc:date>
    <meta:editing-duration>PT4M21S</meta:editing-duration>
    <meta:editing-cycles>1</meta:editing-cycles>
    <meta:document-statistic meta:table-count="0" meta:image-count="0" meta:object-count="0" meta:page-count="2" meta:paragraph-count="49" meta:word-count="146" meta:character-count="2769" meta:non-whitespace-character-count="1293"/>
    <meta:generator>LibreOffice/6.0.7.3$Linux_X86_64 LibreOffice_project/00m0$Build-3</meta:generator>
  </office:meta>
</office:document-meta>
</file>